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SI-3896">
            <text:p>SI-3896</text:p>
          </table:table-cell>
          <table:table-cell office:value-type="float" office:value="59.32">
            <text:p>59.32</text:p>
          </table:table-cell>
          <table:table-cell office:value-type="float" office:value="-63.73">
            <text:p>-63.73</text:p>
          </table:table-cell>
          <table:table-cell office:value-type="float" office:value="2515.0">
            <text:p>2515.0</text:p>
          </table:table-cell>
          <table:table-cell office:value-type="float" office:value="70.0">
            <text:p>7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SI-3371">
            <text:p>SI-3371</text:p>
          </table:table-cell>
          <table:table-cell office:value-type="float" office:value="59.32">
            <text:p>59.32</text:p>
          </table:table-cell>
          <table:table-cell office:value-type="float" office:value="-63.73">
            <text:p>-63.73</text:p>
          </table:table-cell>
          <table:table-cell office:value-type="float" office:value="1340.0">
            <text:p>1340.0</text:p>
          </table:table-cell>
          <table:table-cell office:value-type="float" office:value="70.0">
            <text:p>7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2">
            <text:p>3.2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VacchiEtal2018,VacchiEtal2018">
            <text:p>VacchiEtal2018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GSC-1560">
            <text:p>GSC-1560</text:p>
          </table:table-cell>
          <table:table-cell office:value-type="float" office:value="59.38">
            <text:p>59.38</text:p>
          </table:table-cell>
          <table:table-cell office:value-type="float" office:value="-64.12">
            <text:p>-64.12</text:p>
          </table:table-cell>
          <table:table-cell office:value-type="float" office:value="8670.0">
            <text:p>8670.0</text:p>
          </table:table-cell>
          <table:table-cell office:value-type="float" office:value="150.0">
            <text:p>1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.0">
            <text:p>-5.0</text:p>
          </table:table-cell>
          <table:table-cell office:value-type="float" office:value="69.0">
            <text:p>69.0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SI-3375">
            <text:p>SI-3375</text:p>
          </table:table-cell>
          <table:table-cell office:value-type="float" office:value="59.03">
            <text:p>59.03</text:p>
          </table:table-cell>
          <table:table-cell office:value-type="float" office:value="-63.53">
            <text:p>-63.53</text:p>
          </table:table-cell>
          <table:table-cell office:value-type="float" office:value="665.0">
            <text:p>665.0</text:p>
          </table:table-cell>
          <table:table-cell office:value-type="float" office:value="95.0">
            <text:p>95.0</text:p>
          </table:table-cell>
          <table:table-cell office:value-type="string" office:value="charred moss, grass, salix">
            <text:p>charred moss, grass, salix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L-642">
            <text:p>L-642</text:p>
          </table:table-cell>
          <table:table-cell office:value-type="float" office:value="59.71">
            <text:p>59.71</text:p>
          </table:table-cell>
          <table:table-cell office:value-type="float" office:value="-64.21">
            <text:p>-64.21</text:p>
          </table:table-cell>
          <table:table-cell office:value-type="float" office:value="9390.0">
            <text:p>9390.0</text:p>
          </table:table-cell>
          <table:table-cell office:value-type="float" office:value="250.0">
            <text:p>25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5.0">
            <text:p>-5.0</text:p>
          </table:table-cell>
          <table:table-cell office:value-type="float" office:value="69.0">
            <text:p>69.0</text:p>
          </table:table-cell>
          <table:table-cell office:value-type="float" office:value="-1.0">
            <text:p>-1.0</text:p>
          </table:table-cell>
          <table:table-cell office:value-type="float" office:value="29.0">
            <text:p>29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LowdonBlake1975,VacchiEtal2018">
            <text:p>LowdonBlake1975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GSC-3092">
            <text:p>GSC-3092</text:p>
          </table:table-cell>
          <table:table-cell office:value-type="float" office:value="60.08">
            <text:p>60.08</text:p>
          </table:table-cell>
          <table:table-cell office:value-type="float" office:value="-64.57">
            <text:p>-64.57</text:p>
          </table:table-cell>
          <table:table-cell office:value-type="float" office:value="8390.0">
            <text:p>8390.0</text:p>
          </table:table-cell>
          <table:table-cell office:value-type="float" office:value="90.0">
            <text:p>9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86.0">
            <text:p>86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SI-3897">
            <text:p>SI-3897</text:p>
          </table:table-cell>
          <table:table-cell office:value-type="float" office:value="59.32">
            <text:p>59.32</text:p>
          </table:table-cell>
          <table:table-cell office:value-type="float" office:value="-63.73">
            <text:p>-63.73</text:p>
          </table:table-cell>
          <table:table-cell office:value-type="float" office:value="2495.0">
            <text:p>2495.0</text:p>
          </table:table-cell>
          <table:table-cell office:value-type="float" office:value="70.0">
            <text:p>7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GSC-3123">
            <text:p>GSC-3123</text:p>
          </table:table-cell>
          <table:table-cell office:value-type="float" office:value="58.86">
            <text:p>58.86</text:p>
          </table:table-cell>
          <table:table-cell office:value-type="float" office:value="-63.35">
            <text:p>-63.35</text:p>
          </table:table-cell>
          <table:table-cell office:value-type="float" office:value="8360.0">
            <text:p>8360.0</text:p>
          </table:table-cell>
          <table:table-cell office:value-type="float" office:value="140.0">
            <text:p>140.0</text:p>
          </table:table-cell>
          <table:table-cell office:value-type="string" office:value="balanus crenatus">
            <text:p>balanus crenatus</text:p>
          </table:table-cell>
          <table:table-cell office:value-type="string" office:value="marine">
            <text:p>marine</text:p>
          </table:table-cell>
          <table:table-cell office:value-type="float" office:value="-5.0">
            <text:p>-5.0</text:p>
          </table:table-cell>
          <table:table-cell office:value-type="float" office:value="69.0">
            <text:p>69.0</text:p>
          </table:table-cell>
          <table:table-cell office:value-type="float" office:value="-1.0">
            <text:p>-1.0</text:p>
          </table:table-cell>
          <table:table-cell office:value-type="float" office:value="21.0">
            <text:p>21.0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GSC-3368">
            <text:p>GSC-3368</text:p>
          </table:table-cell>
          <table:table-cell office:value-type="float" office:value="57.99">
            <text:p>57.99</text:p>
          </table:table-cell>
          <table:table-cell office:value-type="float" office:value="-63.2">
            <text:p>-63.2</text:p>
          </table:table-cell>
          <table:table-cell office:value-type="float" office:value="7060.0">
            <text:p>7060.0</text:p>
          </table:table-cell>
          <table:table-cell office:value-type="float" office:value="155.0">
            <text:p>155.0</text:p>
          </table:table-cell>
          <table:table-cell office:value-type="string" office:value="serripes groenlandicus, clinocardium ciliatum">
            <text:p>serripes groenlandicus, clinocardium ciliatum</text:p>
          </table:table-cell>
          <table:table-cell office:value-type="string" office:value="marine">
            <text:p>marine</text:p>
          </table:table-cell>
          <table:table-cell office:value-type="float" office:value="-5.0">
            <text:p>-5.0</text:p>
          </table:table-cell>
          <table:table-cell office:value-type="float" office:value="69.0">
            <text:p>69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GSC-3841">
            <text:p>GSC-3841</text:p>
          </table:table-cell>
          <table:table-cell office:value-type="float" office:value="59.02">
            <text:p>59.02</text:p>
          </table:table-cell>
          <table:table-cell office:value-type="float" office:value="-63.77">
            <text:p>-63.77</text:p>
          </table:table-cell>
          <table:table-cell office:value-type="float" office:value="160.0">
            <text:p>160.0</text:p>
          </table:table-cell>
          <table:table-cell office:value-type="float" office:value="110.0">
            <text:p>110.0</text:p>
          </table:table-cell>
          <table:table-cell office:value-type="string" office:value="turf">
            <text:p>turf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EvansRogerson1988,VacchiEtal2018">
            <text:p>EvansRogerson1988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GSC-3863">
            <text:p>GSC-3863</text:p>
          </table:table-cell>
          <table:table-cell office:value-type="float" office:value="59.02">
            <text:p>59.02</text:p>
          </table:table-cell>
          <table:table-cell office:value-type="float" office:value="-63.77">
            <text:p>-63.77</text:p>
          </table:table-cell>
          <table:table-cell office:value-type="float" office:value="150.0">
            <text:p>150.0</text:p>
          </table:table-cell>
          <table:table-cell office:value-type="float" office:value="90.0">
            <text:p>90.0</text:p>
          </table:table-cell>
          <table:table-cell office:value-type="string" office:value="turf">
            <text:p>turf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EvansRogerson1988,VacchiEtal2018">
            <text:p>EvansRogerson1988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UQ-152">
            <text:p>UQ-152</text:p>
          </table:table-cell>
          <table:table-cell office:value-type="float" office:value="60.42">
            <text:p>60.42</text:p>
          </table:table-cell>
          <table:table-cell office:value-type="float" office:value="-64.82">
            <text:p>-64.82</text:p>
          </table:table-cell>
          <table:table-cell office:value-type="float" office:value="5070.0">
            <text:p>5070.0</text:p>
          </table:table-cell>
          <table:table-cell office:value-type="float" office:value="185.0">
            <text:p>18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7">
            <text:p>6.7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avoieGanloff1980,VacchiEtal2018">
            <text:p>SavoieGanloff1980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BETA-33217">
            <text:p>BETA-33217</text:p>
          </table:table-cell>
          <table:table-cell office:value-type="float" office:value="60.08">
            <text:p>60.08</text:p>
          </table:table-cell>
          <table:table-cell office:value-type="float" office:value="-64.5">
            <text:p>-64.5</text:p>
          </table:table-cell>
          <table:table-cell office:value-type="float" office:value="9340.0">
            <text:p>9340.0</text:p>
          </table:table-cell>
          <table:table-cell office:value-type="float" office:value="120.0">
            <text:p>120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86.0">
            <text:p>86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DykeEtal2003,VacchiEtal2018">
            <text:p>DykeEtal2003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BETA-7740">
            <text:p>BETA-7740</text:p>
          </table:table-cell>
          <table:table-cell office:value-type="float" office:value="58.21">
            <text:p>58.21</text:p>
          </table:table-cell>
          <table:table-cell office:value-type="float" office:value="-62.61">
            <text:p>-62.61</text:p>
          </table:table-cell>
          <table:table-cell office:value-type="float" office:value="4210.0">
            <text:p>4210.0</text:p>
          </table:table-cell>
          <table:table-cell office:value-type="float" office:value="110.0">
            <text:p>11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8">
            <text:p>7.8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BETA-1328">
            <text:p>BETA-1328</text:p>
          </table:table-cell>
          <table:table-cell office:value-type="float" office:value="59.03">
            <text:p>59.03</text:p>
          </table:table-cell>
          <table:table-cell office:value-type="float" office:value="-63.53">
            <text:p>-63.53</text:p>
          </table:table-cell>
          <table:table-cell office:value-type="float" office:value="3270.0">
            <text:p>3270.0</text:p>
          </table:table-cell>
          <table:table-cell office:value-type="float" office:value="140.0">
            <text:p>14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VacchiEtal2018,VacchiEtal2018">
            <text:p>VacchiEtal2018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I-10671">
            <text:p>I-10671</text:p>
          </table:table-cell>
          <table:table-cell office:value-type="float" office:value="60.42">
            <text:p>60.42</text:p>
          </table:table-cell>
          <table:table-cell office:value-type="float" office:value="-64.82">
            <text:p>-64.82</text:p>
          </table:table-cell>
          <table:table-cell office:value-type="float" office:value="4980.0">
            <text:p>498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7">
            <text:p>6.7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avoieGanloff1980,VacchiEtal2018">
            <text:p>SavoieGanloff1980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GSC-3096">
            <text:p>GSC-3096</text:p>
          </table:table-cell>
          <table:table-cell office:value-type="float" office:value="57.99">
            <text:p>57.99</text:p>
          </table:table-cell>
          <table:table-cell office:value-type="float" office:value="-63.17">
            <text:p>-63.17</text:p>
          </table:table-cell>
          <table:table-cell office:value-type="float" office:value="5010.0">
            <text:p>5010.0</text:p>
          </table:table-cell>
          <table:table-cell office:value-type="float" office:value="110.0">
            <text:p>11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.0">
            <text:p>-5.0</text:p>
          </table:table-cell>
          <table:table-cell office:value-type="float" office:value="69.0">
            <text:p>69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SI-6327">
            <text:p>SI-6327</text:p>
          </table:table-cell>
          <table:table-cell office:value-type="float" office:value="58.55">
            <text:p>58.55</text:p>
          </table:table-cell>
          <table:table-cell office:value-type="float" office:value="-62.78">
            <text:p>-62.78</text:p>
          </table:table-cell>
          <table:table-cell office:value-type="float" office:value="5730.0">
            <text:p>5730.0</text:p>
          </table:table-cell>
          <table:table-cell office:value-type="float" office:value="80.0">
            <text:p>8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VacchiEtal2018,VacchiEtal2018">
            <text:p>VacchiEtal2018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